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5cc64" officeooo:paragraph-rsid="003df137"/>
    </style:style>
    <style:style style:name="P6" style:family="paragraph" style:parent-style-name="Standard">
      <style:text-properties style:font-name="Linux Libertine O" officeooo:rsid="00365ccf" officeooo:paragraph-rsid="00365ccf"/>
    </style:style>
    <style:style style:name="P7" style:family="paragraph" style:parent-style-name="Standard">
      <style:text-properties officeooo:paragraph-rsid="002dda6f"/>
    </style:style>
    <style:style style:name="P8" style:family="paragraph" style:parent-style-name="Standard">
      <style:text-properties officeooo:rsid="0035cc64" officeooo:paragraph-rsid="0035cc64"/>
    </style:style>
    <style:style style:name="P9" style:family="paragraph" style:parent-style-name="Standard">
      <style:text-properties officeooo:paragraph-rsid="0035cc64"/>
    </style:style>
    <style:style style:name="P10" style:family="paragraph" style:parent-style-name="Standard">
      <style:text-properties officeooo:paragraph-rsid="00365ccf"/>
    </style:style>
    <style:style style:name="P11" style:family="paragraph" style:parent-style-name="Standard">
      <style:text-properties style:font-name="Linux Libertine O" officeooo:rsid="0035cc64" officeooo:paragraph-rsid="0035cc64"/>
    </style:style>
    <style:style style:name="P12" style:family="paragraph" style:parent-style-name="Standard">
      <style:text-properties style:font-name="Linux Libertine O" officeooo:rsid="003e0b22" officeooo:paragraph-rsid="003e0b22"/>
    </style:style>
    <style:style style:name="P13" style:family="paragraph" style:parent-style-name="Standard">
      <style:text-properties style:font-name="Linux Libertine O" officeooo:rsid="003fe3f6" officeooo:paragraph-rsid="003fe3f6"/>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5cc64"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35cc64" style:font-name-asian="Noto Sans CJK SC Regular" style:font-size-asian="18.2000007629395pt" style:font-weight-asian="bold" style:font-name-complex="FreeSans1" style:font-size-complex="18.2000007629395pt" style:font-weight-complex="600"/>
    </style:style>
    <style:style style:name="T7" style:family="text">
      <style:text-properties fo:color="#004586" loext:opacity="100%" style:font-name="Linux Libertine O" fo:font-size="18.2000007629395pt" fo:font-weight="bold" officeooo:rsid="003e0b22"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65ccf"/>
    </style:style>
    <style:style style:name="T13" style:family="text">
      <style:text-properties style:font-name="Linux Libertine O" officeooo:rsid="003a772b"/>
    </style:style>
    <style:style style:name="T14" style:family="text">
      <style:text-properties style:font-name="Linux Libertine O" officeooo:rsid="003fe3f6"/>
    </style:style>
    <style:style style:name="T15" style:family="text">
      <style:text-properties officeooo:rsid="003df137"/>
    </style:style>
    <style:style style:name="T16" style:family="text">
      <style:text-properties officeooo:rsid="003e0b22"/>
    </style:style>
    <style:style style:name="T17" style:family="text">
      <style:text-properties officeooo:rsid="003fe3f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Spinach &amp; chickpea curry</text:span><text:span text:style-name="T3"> (</text:span><text:span text:style-name="T5">6</text:span><text:span text:style-name="T3"> portions; </text:span><text:span text:style-name="T5">2½</text:span><text:span text:style-name="T4"> hr</text:span><text:span text:style-name="T5">s</text:span><text:span text:style-name="T3">)</text:span></text:h>
      <text:p text:style-name="P8"><text:span text:style-name="T10">F</text:span><text:span text:style-name="T9">rom </text:span><text:a xlink:type="simple" xlink:href="https://www.jamieoliver.com/recipes/lamb-recipes/lamb-chickpea-curry/" text:style-name="Internet_20_link" text:visited-style-name="Visited_20_Internet_20_Link"><text:span text:style-name="T9">https://www.jamieoliver.com/recipes/lamb-recipes/lamb-chickpea-curry/</text:span></text:a></text:p>
      <text:p text:style-name="P3"/>
      <text:p text:style-name="Heading"><text:span text:style-name="T1">For the </text:span><text:span text:style-name="T2">curry</text:span></text:p>
      <text:p text:style-name="P7"><text:span text:style-name="T11">5</text:span><text:span text:style-name="T10"> tbsp </text:span><text:span text:style-name="T11">olive oil, plus more as needed</text:span></text:p>
      <text:p text:style-name="P1"/>
      <text:p text:style-name="P9"><text:span text:style-name="T10">1 tsp </text:span><text:span text:style-name="T11">mustard seeds</text:span></text:p>
      <text:p text:style-name="P2">½<text:span text:style-name="T8"> </text:span>tsp turmeric</text:p>
      <text:p text:style-name="P5">1 <text:span text:style-name="T15">very heaped</text:span> tbsp madras curry powder</text:p>
      <text:p text:style-name="P2"><text:span text:style-name="T15">pinch of</text:span> hot chilli powder <text:span text:style-name="T15">(optional)</text:span></text:p>
      <text:p text:style-name="P6">some salt</text:p>
      <text:p text:style-name="P2"/>
      <text:p text:style-name="P3">300g diced lamb or chicken thighs</text:p>
      <text:p text:style-name="P12">OR</text:p>
      <text:p text:style-name="P13">1 tin chickpeas and 100g red lentils</text:p>
      <text:p text:style-name="P2"/>
      <text:p text:style-name="P1">4 cloves garlic</text:p>
      <text:p text:style-name="P1"><text:span text:style-name="T8">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6">40-50g creamed coconut block</text:p>
      <text:p text:style-name="P6">150ml hot water</text:p>
      <text:p text:style-name="P3">200g <text:span text:style-name="T17">young</text:span> spinach <text:span text:style-name="T17">(can substitute frozen whole-leaf spinach)</text:span></text:p>
      <text:p text:style-name="P1"/>
      <text:p text:style-name="P1"/>
      <text:p text:style-name="P9"><text:span text:style-name="T11">If using chicken thighs, trim, cut into chunk</text:span><text:span text:style-name="T12">s, </text:span><text:span text:style-name="T13">and add a bit of salt</text:span><text:span text:style-name="T11">.</text:span></text:p>
      <text:p text:style-name="P3">Heat the oil and fry the mustard seeds and powdered spices for a few seconds, then add the meat.</text:p>
      <text:p text:style-name="P3">Fry for about 15 minutes, stirring frequently. Add more oil if it starts to stick.</text:p>
      <text:p text:style-name="P3"/>
      <text:p text:style-name="P4">Chop garlic small, slice onions finely, and chop ginger into short matchsticks. Add to pan and cook for another 10 minutes.</text:p>
      <text:p text:style-name="P4"/>
      <text:p text:style-name="P10"><text:span text:style-name="T11">Add </text:span><text:span text:style-name="T14">all </text:span><text:span text:style-name="T11">the chickpeas </text:span><text:span text:style-name="T12">(</text:span><text:span text:style-name="T11">including the liquid from the can</text:span><text:span text:style-name="T12">), tomatoes, 1 tin hot water, </text:span><text:span text:style-name="T14">lentils if using, </text:span><text:span text:style-name="T12">and crumble in the stock cube. Break up the tomatoes in the pan.</text:span></text:p>
      <text:p text:style-name="P6"/>
      <text:p text:style-name="P6">Bring to the boil, then cover and simmer for 1½ hours, stirring occasionally (make sure to unstick anything from the bottom of the pan. The sauce should thicken up a bit.</text:p>
      <text:p text:style-name="Standard"/>
      <text:p text:style-name="P6">Boil the kettle. Chop the coconut block and add to the pan, along with about 150ml of hot water (or as needed for the thickness of sauce you prefer). Add the spinach.</text:p>
      <text:p text:style-name="P6"/>
      <text:p text:style-name="P6">Reheat until just about boiling, then turn off.</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12-18T22:03:23.796411771</dc:date>
    <meta:editing-duration>PT1H25M43S</meta:editing-duration>
    <meta:editing-cycles>37</meta:editing-cycles>
    <meta:generator>LibreOffice/7.3.7.2$Linux_X86_64 LibreOffice_project/30$Build-2</meta:generator>
    <meta:document-statistic meta:table-count="0" meta:image-count="0" meta:object-count="0" meta:page-count="1" meta:paragraph-count="29" meta:word-count="271" meta:character-count="1520" meta:non-whitespace-character-count="1280"/>
  </office:meta>
</office:document-meta>
</file>